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paragraph-properties fo:margin-left="0cm" fo:margin-right="0cm" fo:text-indent="1.249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8"/></text:p>
      <text:p text:style-name="Standard"/>
      <text:p text:style-name="Standard">Salta la calandrella prima versione originale</text:p>
      <text:p text:style-name="Standard"/>
      <text:p text:style-name="P2">Un fiore è nato</text:p>
      <text:p text:style-name="Text_20_body">nel mio giardino</text:p>
      <text:p text:style-name="Text_20_body">la prima rondine</text:p>
      <text:p text:style-name="Text_20_body">prepara il nido</text:p>
      <text:p text:style-name="Text_20_body">fanciulle belle</text:p>
      <text:p text:style-name="Text_20_body">mettete ardore</text:p>
      <text:p text:style-name="Text_20_body">che questa sera</text:p>
      <text:p text:style-name="Text_20_body">viene l’amor.</text:p>
      <text:p text:style-name="Text_20_body">            Salta la calandrella</text:p>
      <text:p text:style-name="Text_20_body">            va incontro al sole</text:p>
      <text:p text:style-name="Text_20_body">             corri fanciulla bella</text:p>
      <text:p text:style-name="Text_20_body">            va incontro all’amore.</text:p>
      <text:p text:style-name="Text_20_body">             La vita è bella</text:p>
      <text:p text:style-name="P3">se c’è l’ardore.</text:p>
      <text:p text:style-name="Text_20_body">            Salta la calandrella</text:p>
      <text:p text:style-name="Text_20_body">            va in cerca d’amor.</text:p>
      <text:p text:style-name="Text_20_body">Sui rami <text:s/>rosa</text:p>
      <text:p text:style-name="Text_20_body">fiori di pesco</text:p>
      <text:p text:style-name="Text_20_body">pur gli uccelletti</text:p>
      <text:p text:style-name="Text_20_body">cantano a festa</text:p>
      <text:p text:style-name="Text_20_body">e fanciulle belle</text:p>
      <text:p text:style-name="Text_20_body">aprite i cuori</text:p>
      <text:p text:style-name="Text_20_body">che questa sera</text:p>
      <text:p text:style-name="Text_20_body">viene l’amor.</text:p>
      <text:p text:style-name="Text_20_body">            Salta la calandrella (ecc. ecc.)</text:p>
      <text:p text:style-name="Text_20_body">Finale: Va in cerca d’amor…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5:18:48.50</meta:creation-date>
    <meta:document-statistic meta:table-count="0" meta:image-count="0" meta:object-count="0" meta:page-count="1" meta:paragraph-count="28" meta:word-count="88" meta:character-count="631"/>
    <dc:date>2014-07-18T15:24:21.51</dc:date>
    <meta:editing-duration>PT5M34S</meta:editing-duration>
    <meta:editing-cycles>1</meta:editing-cycles>
    <meta:generator>OpenOffice/4.0.1$Win32 OpenOffice.org_project/401m5$Build-9714</meta:generator>
  </office:meta>
</office:document-meta>
</file>